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p>
      <text:p text:style-name="P3"># Divergipedia</text:p>
      <text:p text:style-name="P1"><text:span text:style-name="T1"/></text:p>
      <text:p text:style-name="P1"><text:span text:style-name="T1">A 100-term lexicon celebrating neurodivergent brilliance, playful productivity, and the Divergify community. Each entry has been expanded into a full encyclopedia-style paragraph for deeper insight, drawing from evidence-based tactics and lived experiences. Visuals are added every few entries to illustrate key concepts </text:span><text:span text:style-name="T2">whether it's a morning ritual, a critical work deliverable, or self-care routine</text:span><text:span text:style-name="T2">think timed sessions or note captures to harness the bounce without exhaustion. Embrace it as a superpower that injects vitality into routines, turning what others see as distraction into a fountain of creativity. With practice, Brain Bounce becomes a controlled rhythm that propels you forward.</text:span></text:p>
      <text:p text:style-name="P1"><text:span text:style-name="T2"/></text:p>
      <text:p text:style-name="P4">![Brain Bounce Illustration: A vibrant brain bouncing between glowing idea nodes like a pinball, with energetic trails and colorful sparks in a playful, chaotic yet structured environment](Image ID: generated-brain-bounce)</text:p>
      <text:p text:style-name="P1"><text:span text:style-name="T2"/></text:p>
      <text:p text:style-name="P4">## Brain Buffer</text:p>
      <text:p text:style-name="P1"><text:span text:style-name="T2"/></text:p>
      <text:p text:style-name="P4">Brain Buffer involves intentionally scheduling cushion time before and after intense activities to allow your mind to decompress and recalibrate, acting as a protective layer against cognitive overload. This is crucial for neurodivergents who process stimuli deeply, preventing burnout by providing space for transitions. Imagine it as mental padding that absorbs the shocks of a busy day, enabling smoother shifts between tasks. Incorporate it with simple nudges like a five-minute breath break or doodle session. It's a habit-forming tactic that respects your brain's need for recovery, turning potential exhaustion into sustained momentum.</text:p>
      <text:p text:style-name="P1"><text:span text:style-name="T2"/></text:p>
      <text:p text:style-name="P4">## Brainstorm Sprint</text:p>
      <text:p text:style-name="P1"><text:span text:style-name="T2"/></text:p>
      <text:p text:style-name="P4">A Brainstorm Sprint is a high-speed, time-bound session dedicated to generating ideas rapidly, capturing neurodivergent brilliance before it fades into the ether of distractions. Set a timer for 10-15 minutes and let thoughts flow without judgment, focusing on quantity over quality to leverage your brain's natural creativity surges. This method counters perfectionism by emphasizing raw output, making it ideal for idea avalanches. Follow up with sorting to refine gems. It's an evidence-based way to build <text:soft-page-break/>innovative habits, transforming fleeting sparks into actionable plans.</text:p>
      <text:p text:style-name="P1"><text:span text:style-name="T2"/></text:p>
      <text:p text:style-name="P4">## Circuit Break Breath</text:p>
      <text:p text:style-name="P1"><text:span text:style-name="T2"/></text:p>
      <text:p text:style-name="P1"><text:span text:style-name="T2">Circuit Break Breath is a concise breathing exercise designed to interrupt overwhelm, effectively "cutting the power" to escalating stress and resetting your nervous system in moments. For neurodivergents, it's a quick tool to regain control during sensory or emotional spikes</text:span><text:span text:style-name="T2">place your water bottle by the coffee maker to cue hydration. This reduces decision fatigue and builds positive momentum. It's an evidence-based tactic for habit formation, making daily life less chaotic.</text:span></text:p>
      <text:p text:style-name="P1"><text:span text:style-name="T2"/></text:p>
      <text:p text:style-name="P4">## Daydream Dock</text:p>
      <text:p text:style-name="P1"><text:span text:style-name="T2"/></text:p>
      <text:p text:style-name="P4">Daydream Dock is a designated slot in your schedule where unstructured mind-wandering is not just allowed but encouraged, providing a harbor for exploring and documenting errant thoughts. Neurodivergents often thrive here, as it channels natural daydreaming into productive insights without guilt. Set a timer to keep it contained. This practice nurtures creativity and builds self-compassion habits.</text:p>
      <text:p text:style-name="P1"><text:span text:style-name="T2"/></text:p>
      <text:p text:style-name="P4">## Deep Focus Bubble</text:p>
      <text:p text:style-name="P1"><text:span text:style-name="T2"/></text:p>
      <text:p text:style-name="P1"><text:span text:style-name="T2">The Deep Focus Bubble is a customized, protective cocoon</text:span><text:span text:style-name="T2">that facilitates gentle entry into hyperfocus states for neurodivergents. It shields against distractions, allowing immersion without abrupt crashes. Tailor it to your sensory needs for optimal results. This bubble supports habit-building by making deep work accessible and sustainable.</text:span></text:p>
      <text:p text:style-name="P1"><text:span text:style-name="T2"/></text:p>
      <text:p text:style-name="P4">## Dopamine Breadcrumbs</text:p>
      <text:p text:style-name="P1"><text:span text:style-name="T2"/></text:p>
      <text:p text:style-name="P4">Dopamine Breadcrumbs are tiny, rewarding markers scattered throughout a task to maintain motivation, providing neurodivergents with steady hits of satisfaction to fuel progress. Examples include checking off sub-tasks or brief celebrations. This technique leverages brain chemistry for habit formation, turning daunting work into an engaging trail.</text:p>
      <text:p text:style-name="P1"><text:span text:style-name="T2"/></text:p>
      <text:p text:style-name="P4">![Dopamine Breadcrumbs Illustration: A path of glowing breadcrumb rewards leading through a task landscape, with a neurodivergent brain character following happily, sparks of joy emitting](Image <text:soft-page-break/>ID: generated-dopamine-breadcrumbs)</text:p>
      <text:p text:style-name="P1"><text:span text:style-name="T2"/></text:p>
      <text:p text:style-name="P4">## Dopamine Dividend</text:p>
      <text:p text:style-name="P1"><text:span text:style-name="T2"/></text:p>
      <text:p text:style-name="P4">Dopamine Dividend is the rewarding payoff experienced after conquering a once-draining task, affirming that your new systems and habits are effectively rewiring your approach. For neurodivergents, it's proof of growth, encouraging continued investment in these tactics. Track these wins to build momentum. It's a cycle that strengthens resilience and productivity.</text:p>
      <text:p text:style-name="P1"><text:span text:style-name="T2"/></text:p>
      <text:p text:style-name="P4">## Energy Audit</text:p>
      <text:p text:style-name="P1"><text:span text:style-name="T2"/></text:p>
      <text:p text:style-name="P4">An Energy Audit is a periodic self-assessment that inventories which activities energize you versus those that deplete, helping neurodivergents optimize their days for peak performance. Log tasks and rate their impact to inform scheduling. This habit promotes sustainability, turning awareness into empowered choices.</text:p>
      <text:p text:style-name="P1"><text:span text:style-name="T2"/></text:p>
      <text:p text:style-name="P4">## Executive Function Fuel</text:p>
      <text:p text:style-name="P1"><text:span text:style-name="T2"/></text:p>
      <text:p text:style-name="P1"><text:span text:style-name="T2">Executive Function Fuel encompasses the personalized boosters</text:span><text:span text:style-name="T2">that ignite your planning and decision-making brain, essential for neurodivergents facing EF challenges. Identify and stock your favorites for reliable access. This fuels habit consistency, making executive tasks less daunting.</text:span></text:p>
      <text:p text:style-name="P1"><text:span text:style-name="T2"/></text:p>
      <text:p text:style-name="P4">## Flow Flares</text:p>
      <text:p text:style-name="P1"><text:span text:style-name="T2"/></text:p>
      <text:p text:style-name="P1"><text:span text:style-name="T2">Flow Flares are subtle personal signals</text:span><text:span text:style-name="T2">that indicate an impending flow state, allowing neurodivergents to lean in and maximize these productive waves. Recognize and nurture them for better workflow. This awareness builds habits of self-observation and optimization.</text:span></text:p>
      <text:p text:style-name="P1"><text:span text:style-name="T2"/></text:p>
      <text:p text:style-name="P4">## Focus Anchor</text:p>
      <text:p text:style-name="P1"><text:span text:style-name="T2"/></text:p>
      <text:p text:style-name="P4">A Focus Anchor is a physical object or mantra you engage with to recenter attention, serving as a lifeline for neurodivergents amid distractions. It could be a fidget toy or repeated phrase. Use it habitually to strengthen focus muscles, turning fleeting concentration into reliable skill.</text:p>
      <text:p text:style-name="P1"><text:span text:style-name="T2"/></text:p>
      <text:p text:style-name="P4">## Focus Campfire</text:p>
      <text:p text:style-name="P1"><text:soft-page-break/><text:span text:style-name="T2"/></text:p>
      <text:p text:style-name="P4">Focus Campfire is a communal or virtual gathering where accountability partners share warmth and encouragement, keeping neurodivergent momentum alive like embers in a fire. Schedule regular check-ins for mutual support. This social habit fosters community and sustained productivity.</text:p>
      <text:p text:style-name="P1"><text:span text:style-name="T2"/></text:p>
      <text:p text:style-name="P4">![Focus Campfire Illustration: A group of diverse neurodivergent figures around a glowing campfire, sharing ideas and support, with brain icons and focus symbols in the flames](Image ID: generated-focus-campfire)</text:p>
      <text:p text:style-name="P1"><text:span text:style-name="T2"/></text:p>
      <text:p text:style-name="P4">## Focus Sprint</text:p>
      <text:p text:style-name="P1"><text:span text:style-name="T2"/></text:p>
      <text:p text:style-name="P4">A Focus Sprint is a deliberate, timed interval of intense effort followed by a restorative break, tailored to the natural attention rhythms of neurodivergents. Set for 25 minutes or your optimal span. This Pomodoro-like habit builds endurance without burnout.</text:p>
      <text:p text:style-name="P1"><text:span text:style-name="T2"/></text:p>
      <text:p text:style-name="P4">## Gadget Grazing</text:p>
      <text:p text:style-name="P1"><text:span text:style-name="T2"/></text:p>
      <text:p text:style-name="P4">Gadget Grazing describes the aimless hopping between devices in search of novelty, a common neurodivergent trap that can derail purpose. Recognize it as a signal for unmet needs and redirect with intention. Building awareness habits helps curb this and reclaim focus.</text:p>
      <text:p text:style-name="P1"><text:span text:style-name="T2"/></text:p>
      <text:p text:style-name="P4">## Glitter Filter</text:p>
      <text:p text:style-name="P1"><text:span text:style-name="T2"/></text:p>
      <text:p text:style-name="P4">The Glitter Filter is a cognitive tool that discerns truly valuable ideas from mere distractions, helping neurodivergents prioritize amid shiny object syndrome. Apply criteria like alignment with goals. This habit sharpens decision-making and productivity.</text:p>
      <text:p text:style-name="P1"><text:span text:style-name="T2"/></text:p>
      <text:p text:style-name="P4">## Goal North Star</text:p>
      <text:p text:style-name="P1"><text:span text:style-name="T2"/></text:p>
      <text:p text:style-name="P4">Goal North Star is the unwavering metric or outcome that orients all your efforts, providing neurodivergents with a constant guide through foggy decisions. Define it clearly and reference often. This habit ensures long-term alignment and motivation.</text:p>
      <text:p text:style-name="P1"><text:span text:style-name="T2"/></text:p>
      <text:p text:style-name="P4">## Habit Halo</text:p>
      <text:p text:style-name="P1"><text:span text:style-name="T2"/></text:p>
      <text:p text:style-name="P4"><text:soft-page-break/>Habit Halo is the beneficial spillover from one solid routine enhancing others, creating a virtuous cycle for neurodivergents. Start with a keystone habit to trigger the effect. This amplifies overall life momentum.</text:p>
      <text:p text:style-name="P1"><text:span text:style-name="T2"/></text:p>
      <text:p text:style-name="P4">## Idea Avalanche</text:p>
      <text:p text:style-name="P1"><text:span text:style-name="T2"/></text:p>
      <text:p text:style-name="P4">Idea Avalanche is the thrilling yet overwhelming cascade of concepts that demands immediate sorting to prevent burial under their weight, a frequent experience for creative neurodivergents. Capture first, then categorize. This habit turns potential chaos into structured innovation.</text:p>
      <text:p text:style-name="P1"><text:span text:style-name="T2"/></text:p>
      <text:p text:style-name="P4">## Idea Inbox</text:p>
      <text:p text:style-name="P1"><text:span text:style-name="T2"/></text:p>
      <text:p text:style-name="P1"><text:span text:style-name="T2">The Idea Inbox is a dedicated capture tool</text:span><text:span text:style-name="T2">for preserving inspirations before they vanish, crucial for neurodivergents with fleeting thoughts. Review weekly to action or archive. This builds a habit of organized creativity.</text:span></text:p>
      <text:p text:style-name="P1"><text:span text:style-name="T2"/></text:p>
      <text:p text:style-name="P4">## Intentional Interrupt</text:p>
      <text:p text:style-name="P1"><text:span text:style-name="T2"/></text:p>
      <text:p text:style-name="P4">An Intentional Interrupt is a deliberate break to avoid autopilot, reminding neurodivergents of core priorities amid routine. Set alarms for reflection. This habit maintains mindful momentum.</text:p>
      <text:p text:style-name="P1"><text:span text:style-name="T2"/></text:p>
      <text:p text:style-name="P4">![Idea Avalanche Illustration: A mountain of cascading idea icons overwhelming a neurodivergent figure, who is sorting them with tools like nets and bins in a dynamic, colorful scene](Image ID: generated-idea-avalanche)</text:p>
      <text:p text:style-name="P1"><text:span text:style-name="T2"/></text:p>
      <text:p text:style-name="P4">## Interest Ignition</text:p>
      <text:p text:style-name="P1"><text:span text:style-name="T2"/></text:p>
      <text:p text:style-name="P4">Interest Ignition is the pre-task ritual that kindles genuine curiosity, making avoided activities engaging for neurodivergents. Link to personal passions or rewards. This habit transforms drudgery into opportunity.</text:p>
      <text:p text:style-name="P1"><text:span text:style-name="T2"/></text:p>
      <text:p text:style-name="P4">## Jolt Journal</text:p>
      <text:p text:style-name="P1"><text:span text:style-name="T2"/></text:p>
      <text:p text:style-name="P4">The Jolt Journal is a dedicated space for jotting sudden genius strikes, even at inconvenient times, preserving neurodivergent insights. Keep it accessible. This habit captures value from unpredictability.</text:p>
      <text:p text:style-name="P1"><text:soft-page-break/><text:span text:style-name="T2"/></text:p>
      <text:p text:style-name="P4">## Jumpstart Ritual</text:p>
      <text:p text:style-name="P1"><text:span text:style-name="T2"/></text:p>
      <text:p text:style-name="P4">Jumpstart Ritual is a customized sequence signaling your brain to begin, easing neurodivergents into action. Personalize with comforting steps. This builds reliable start habits.</text:p>
      <text:p text:style-name="P1"><text:span text:style-name="T2"/></text:p>
      <text:p text:style-name="P4">## Lightning Round</text:p>
      <text:p text:style-name="P1"><text:span text:style-name="T2"/></text:p>
      <text:p text:style-name="P4">Lightning Round is a swift session to clear minor decisions, freeing energy for neurodivergents. Time it tightly. This habit reduces backlog overwhelm.</text:p>
      <text:p text:style-name="P1"><text:span text:style-name="T2"/></text:p>
      <text:p text:style-name="P4">## Mental Maintenance Window</text:p>
      <text:p text:style-name="P1"><text:span text:style-name="T2"/></text:p>
      <text:p text:style-name="P4">Mental Maintenance Window is scheduled time for digital tidying, benefiting neurodivergents by preventing clutter buildup. Focus on organization. This habit sustains mental clarity.</text:p>
      <text:p text:style-name="P1"><text:span text:style-name="T2"/></text:p>
      <text:p text:style-name="P4">## Momentum Bridge</text:p>
      <text:p text:style-name="P1"><text:span text:style-name="T2"/></text:p>
      <text:p text:style-name="P4">Momentum Bridge is the small end-of-session action that eases neurodivergents back into work later. Leave notes or prep tools. This habit ensures continuity.</text:p>
      <text:p text:style-name="P1"><text:span text:style-name="T2"/></text:p>
      <text:p text:style-name="P4">## Mood Mapping</text:p>
      <text:p text:style-name="P1"><text:span text:style-name="T2"/></text:p>
      <text:p text:style-name="P4">Mood Mapping tracks emotional states to align tasks accordingly, helping neurodivergents optimize productivity. Use simple charts. This habit enhances self-awareness.</text:p>
      <text:p text:style-name="P1"><text:span text:style-name="T2"/></text:p>
      <text:p text:style-name="P4">## Neurodivergent Nest</text:p>
      <text:p text:style-name="P1"><text:span text:style-name="T2"/></text:p>
      <text:p text:style-name="P4">Neurodivergent Nest is a tailored environment with supportive elements that make your brain feel secure and productive. Customize for senses. This habit creates a thriving space.</text:p>
      <text:p text:style-name="P1"><text:span text:style-name="T2"/></text:p>
      <text:p text:style-name="P4">![Neurodivergent Nest Illustration: A cozy, personalized workspace nest with sensory tools, soft lighting, and neurodivergent elements like fidgets and color-coded organizers](Image ID: generated-neurodivergent-nest)</text:p>
      <text:p text:style-name="P1"><text:span text:style-name="T2"/></text:p>
      <text:p text:style-name="P4">## Noise Armor</text:p>
      <text:p text:style-name="P1"><text:span text:style-name="T2"/></text:p>
      <text:p text:style-name="P4">Noise Armor combines tools to block auditory distractions, <text:soft-page-break/>shielding neurodivergent focus. Layer as needed. This habit protects concentration.</text:p>
      <text:p text:style-name="P1"><text:span text:style-name="T2"/></text:p>
      <text:p text:style-name="P4">## Novelty Budget</text:p>
      <text:p text:style-name="P1"><text:span text:style-name="T2"/></text:p>
      <text:p text:style-name="P4">Novelty Budget allocates time for experiments, keeping neurodivergent life engaging without derailing priorities. Set limits. This habit balances curiosity.</text:p>
      <text:p text:style-name="P1"><text:span text:style-name="T2"/></text:p>
      <text:p text:style-name="P4">## Overwhelm Offramp</text:p>
      <text:p text:style-name="P1"><text:span text:style-name="T2"/></text:p>
      <text:p text:style-name="P4">Overwhelm Offramp is a predefined escape plan from spirals, allowing neurodivergents to exit safely. Include grounding steps. This habit prevents escalation.</text:p>
      <text:p text:style-name="P1"><text:span text:style-name="T2"/></text:p>
      <text:p text:style-name="P4">## Pace Pilot</text:p>
      <text:p text:style-name="P1"><text:span text:style-name="T2"/></text:p>
      <text:p text:style-name="P4">Pace Pilot is your inner guide adjusting energy output for sustainable progress, crucial for neurodivergents to avoid burnout. Monitor and throttle. This habit ensures endurance.</text:p>
      <text:p text:style-name="P1"><text:span text:style-name="T2"/></text:p>
      <text:p text:style-name="P4">## Pattern Pulse</text:p>
      <text:p text:style-name="P1"><text:span text:style-name="T2"/></text:p>
      <text:p text:style-name="P4">Pattern Pulse is the recognition of repeating habits or triggers, signaling neurodivergents to adapt. Track for insights. This habit drives improvement.</text:p>
      <text:p text:style-name="P1"><text:span text:style-name="T2"/></text:p>
      <text:p text:style-name="P4">## Permission Slip Stack</text:p>
      <text:p text:style-name="P1"><text:span text:style-name="T2"/></text:p>
      <text:p text:style-name="P4">Permission Slip Stack is a collection of affirmations allowing neurodivergents to work uniquely. Reference during doubt. This habit fosters self-compassion.</text:p>
      <text:p text:style-name="P1"><text:span text:style-name="T2"/></text:p>
      <text:p text:style-name="P4">## Priority Orbit</text:p>
      <text:p text:style-name="P1"><text:span text:style-name="T2"/></text:p>
      <text:p text:style-name="P4">Priority Orbit keeps core tasks close to your mission, insulating neurodivergents from lesser pulls. Visualize as circles. This habit maintains focus.</text:p>
      <text:p text:style-name="P1"><text:span text:style-name="T2"/></text:p>
      <text:p text:style-name="P4">## Procrastination Pivot</text:p>
      <text:p text:style-name="P1"><text:span text:style-name="T2"/></text:p>
      <text:p text:style-name="P4">Procrastination Pivot shifts avoidance to curiosity, unlocking action for neurodivergents. Ask engaging questions. This habit reframes delays.</text:p>
      <text:p text:style-name="P1"><text:span text:style-name="T2"/></text:p>
      <text:p text:style-name="P4"><text:soft-page-break/>![Procrastination Pivot Illustration: A neurodivergent character pivoting from a procrastination wall to a curiosity ladder, with idea sparks and motivational elements in vibrant colors](Image ID: generated-procrastination-pivot)</text:p>
      <text:p text:style-name="P1"><text:span text:style-name="T2"/></text:p>
      <text:p text:style-name="P4">## Progress Breadcrumbs</text:p>
      <text:p text:style-name="P1"><text:span text:style-name="T2"/></text:p>
      <text:p text:style-name="P4">Progress Breadcrumbs are mini milestones marking advancement, reassuring neurodivergents of movement. Celebrate each. This habit builds motivation.</text:p>
      <text:p text:style-name="P1"><text:span text:style-name="T2"/></text:p>
      <text:p text:style-name="P4">## Recovery Buffer</text:p>
      <text:p text:style-name="P1"><text:span text:style-name="T2"/></text:p>
      <text:p text:style-name="P4">Recovery Buffer is intentional downtime acknowledging cognitive costs, aiding neurodivergent recharge. Schedule generously. This habit prevents exhaustion.</text:p>
      <text:p text:style-name="P1"><text:span text:style-name="T2"/></text:p>
      <text:p text:style-name="P4">## Reset Ritual</text:p>
      <text:p text:style-name="P1"><text:span text:style-name="T2"/></text:p>
      <text:p text:style-name="P4">Reset Ritual is a routine closing one session and prepping the next, smoothing transitions for neurodivergents. Include simple steps. This habit maintains flow.</text:p>
      <text:p text:style-name="P1"><text:span text:style-name="T2"/></text:p>
      <text:p text:style-name="P4">## Rhythm Reset</text:p>
      <text:p text:style-name="P1"><text:span text:style-name="T2"/></text:p>
      <text:p text:style-name="P4">Rhythm Reset adjusts your pace with changes like movement, recalibrating neurodivergent energy. Use when stuck. This habit restores balance.</text:p>
      <text:p text:style-name="P1"><text:span text:style-name="T2"/></text:p>
      <text:p text:style-name="P4">## Sensory Anchor</text:p>
      <text:p text:style-name="P1"><text:span text:style-name="T2"/></text:p>
      <text:p text:style-name="P4">Sensory Anchor is a grounding element bringing neurodivergents back to center amid chaos. Choose personally. This habit regulates overwhelm.</text:p>
      <text:p text:style-name="P1"><text:span text:style-name="T2"/></text:p>
      <text:p text:style-name="P4">## Sensory Circuit</text:p>
      <text:p text:style-name="P1"><text:span text:style-name="T2"/></text:p>
      <text:p text:style-name="P4">Sensory Circuit is a loop of inputs keeping your system balanced, vital for neurodivergents. Cycle through as needed. This habit supports regulation.</text:p>
      <text:p text:style-name="P1"><text:span text:style-name="T2"/></text:p>
      <text:p text:style-name="P4">## Sensory Menu</text:p>
      <text:p text:style-name="P1"><text:span text:style-name="T2"/></text:p>
      <text:p text:style-name="P4">Sensory Menu is a list of inputs for different needs, empowering neurodivergents to self-regulate. Customize and access easily. <text:soft-page-break/>This habit enhances adaptability.</text:p>
      <text:p text:style-name="P1"><text:span text:style-name="T2"/></text:p>
      <text:p text:style-name="P4">## Signal Stacking</text:p>
      <text:p text:style-name="P1"><text:span text:style-name="T2"/></text:p>
      <text:p text:style-name="P4">Signal Stacking layers reminders for reliability, ensuring neurodivergents act on intentions. Combine types. This habit boosts execution.</text:p>
      <text:p text:style-name="P1"><text:span text:style-name="T2"/></text:p>
      <text:p text:style-name="P4">![Sensory Menu Illustration: A menu-style graphic with sensory options like textures, sounds, and scents, presented as a restaurant menu for a neurodivergent brain character](Image ID: generated-sensory-menu)</text:p>
      <text:p text:style-name="P1"><text:span text:style-name="T2"/></text:p>
      <text:p text:style-name="P4">## Single Task Sanctuary</text:p>
      <text:p text:style-name="P1"><text:span text:style-name="T2"/></text:p>
      <text:p text:style-name="P4">Single Task Sanctuary is a dedicated space for one priority, minimizing neurodivergent distractions. Enforce boundaries. This habit deepens focus.</text:p>
      <text:p text:style-name="P1"><text:span text:style-name="T2"/></text:p>
      <text:p text:style-name="P4">## Spark Sprints</text:p>
      <text:p text:style-name="P1"><text:span text:style-name="T2"/></text:p>
      <text:p text:style-name="P4">Spark Sprints are brief tests of ideas, allowing neurodivergents to experiment lightly. Time-box tightly. This habit validates concepts quickly.</text:p>
      <text:p text:style-name="P1"><text:span text:style-name="T2"/></text:p>
      <text:p text:style-name="P4">## Sprintable Task</text:p>
      <text:p text:style-name="P1"><text:span text:style-name="T2"/></text:p>
      <text:p text:style-name="P4">A Sprintable Task is a bite-sized action completable in one burst, suiting neurodivergent energy waves. Break down larger ones. This habit enables wins.</text:p>
      <text:p text:style-name="P1"><text:span text:style-name="T2"/></text:p>
      <text:p text:style-name="P4">## Stim Stash</text:p>
      <text:p text:style-name="P1"><text:span text:style-name="T2"/></text:p>
      <text:p text:style-name="P4">Stim Stash is a collection of fidgets and tools for neurodivergent hand occupation. Curate thoughtfully. This habit aids concentration.</text:p>
      <text:p text:style-name="P1"><text:span text:style-name="T2"/></text:p>
      <text:p text:style-name="P4">## Synapse Sync</text:p>
      <text:p text:style-name="P1"><text:span text:style-name="T2"/></text:p>
      <text:p text:style-name="P4">Synapse Sync is the alignment of interests, energy, and support, creating peak moments for neurodivergents. Seek intentionally. This habit maximizes potential.</text:p>
      <text:p text:style-name="P1"><text:span text:style-name="T2"/></text:p>
      <text:p text:style-name="P4">## Tempo Tuning</text:p>
      <text:p text:style-name="P1"><text:span text:style-name="T2"/></text:p>
      <text:p text:style-name="P4"><text:soft-page-break/>Tempo Tuning matches work speed to your mental rhythm, rejecting external paces for neurodivergents. Adjust dynamically. This habit optimizes output.</text:p>
      <text:p text:style-name="P1"><text:span text:style-name="T2"/></text:p>
      <text:p text:style-name="P4">## Time Anchor</text:p>
      <text:p text:style-name="P1"><text:span text:style-name="T2"/></text:p>
      <text:p text:style-name="P4">Time Anchor tethers tasks to fixed points like meals, stabilizing neurodivergent schedules. Choose reliable ones. This habit provides structure.</text:p>
      <text:p text:style-name="P1"><text:span text:style-name="T2"/></text:p>
      <text:p text:style-name="P4">## Time Capsule Planning</text:p>
      <text:p text:style-name="P1"><text:span text:style-name="T2"/></text:p>
      <text:p text:style-name="P4">Time Capsule Planning leaves notes for future self, aiding neurodivergents in resuming threads. Write contextually. This habit bridges gaps.</text:p>
      <text:p text:style-name="P1"><text:span text:style-name="T2"/></text:p>
      <text:p text:style-name="P4">![Synapse Sync Illustration: Glowing synapses connecting in a brain, with elements of interests, energy bolts, and support icons aligning perfectly in a harmonious, colorful burst](Image ID: generated-synapse-sync)</text:p>
      <text:p text:style-name="P1"><text:span text:style-name="T2"/></text:p>
      <text:p text:style-name="P4">## Time Cloud</text:p>
      <text:p text:style-name="P1"><text:span text:style-name="T2"/></text:p>
      <text:p text:style-name="P4">Time Cloud is a flexible block for curiosity, guilt-free for neurodivergents. Float tasks within. This habit nurtures exploration.</text:p>
      <text:p text:style-name="P1"><text:span text:style-name="T2"/></text:p>
      <text:p text:style-name="P4">## Time Cushion</text:p>
      <text:p text:style-name="P1"><text:span text:style-name="T2"/></text:p>
      <text:p text:style-name="P4">Time Cushion buffers transitions, keeping neurodivergent days smooth. Add extra minutes. This habit minimizes panic.</text:p>
      <text:p text:style-name="P1"><text:span text:style-name="T2"/></text:p>
      <text:p text:style-name="P4">## Time Drift Detector</text:p>
      <text:p text:style-name="P1"><text:span text:style-name="T2"/></text:p>
      <text:p text:style-name="P4">Time Drift Detector is a check-in spotting wanders from priorities, alerting neurodivergents. Set periodic. This habit realigns focus.</text:p>
      <text:p text:style-name="P1"><text:span text:style-name="T2"/></text:p>
      <text:p text:style-name="P4">## Time Horizon Hop</text:p>
      <text:p text:style-name="P1"><text:span text:style-name="T2"/></text:p>
      <text:p text:style-name="P4">Time Horizon Hop jumps between visions and actions seamlessly, a neurodivergent strength. Practice fluidly. This habit connects dots.</text:p>
      <text:p text:style-name="P1"><text:span text:style-name="T2"/></text:p>
      <text:p text:style-name="P4">## Time Shield</text:p>
      <text:p text:style-name="P1"><text:soft-page-break/><text:span text:style-name="T2"/></text:p>
      <text:p text:style-name="P4">Time Shield protects focus blocks from intrusions, essential for neurodivergents. Set firm boundaries. This habit safeguards productivity.</text:p>
      <text:p text:style-name="P1"><text:span text:style-name="T2"/></text:p>
      <text:p text:style-name="P4">## Transition Bridge</text:p>
      <text:p text:style-name="P1"><text:span text:style-name="T2"/></text:p>
      <text:p text:style-name="P4">Transition Bridge is a mini routine easing context shifts, reducing neurodivergent tax. Design simply. This habit smooths changes.</text:p>
      <text:p text:style-name="P1"><text:span text:style-name="T2"/></text:p>
      <text:p text:style-name="P4">## Trigger Tracker</text:p>
      <text:p text:style-name="P1"><text:span text:style-name="T2"/></text:p>
      <text:p text:style-name="P4">Trigger Tracker logs patterns of stress or joy, enabling neurodivergents to design better days. Journal consistently. This habit informs adjustments.</text:p>
      <text:p text:style-name="P1"><text:span text:style-name="T2"/></text:p>
      <text:p text:style-name="P4">## Visual Command Center</text:p>
      <text:p text:style-name="P1"><text:span text:style-name="T2"/></text:p>
      <text:p text:style-name="P4">Visual Command Center is a dashboard of aids keeping neurodivergent plates spinning. Use colors and notes. This habit organizes chaos.</text:p>
      <text:p text:style-name="P1"><text:span text:style-name="T2"/></text:p>
      <text:p text:style-name="P4">![Time Shield Illustration: A protective shield around a clock, deflecting distraction arrows, with a neurodivergent warrior brain holding it in a defensive, empowered stance](Image ID: generated-time-shield)</text:p>
      <text:p text:style-name="P1"><text:span text:style-name="T2"/></text:p>
      <text:p text:style-name="P4">## Workflow Sandbox</text:p>
      <text:p text:style-name="P1"><text:span text:style-name="T2"/></text:p>
      <text:p text:style-name="P4">Workflow Sandbox is a test space for processes, allowing neurodivergents to prototype safely. Play freely. This habit refines methods.</text:p>
      <text:p text:style-name="P1"><text:span text:style-name="T2"/></text:p>
      <text:p text:style-name="P4">## Brainwave Bookmark</text:p>
      <text:p text:style-name="P1"><text:span text:style-name="T2"/></text:p>
      <text:p text:style-name="P4">Brainwave Bookmark is a notation to pause and resume ideas, frictionless for neurodivergents. Use quick codes. This habit preserves flow.</text:p>
      <text:p text:style-name="P1"><text:span text:style-name="T2"/></text:p>
      <text:p text:style-name="P4">## Calm Cache</text:p>
      <text:p text:style-name="P1"><text:span text:style-name="T2"/></text:p>
      <text:p text:style-name="P4">Calm Cache is a reservoir of calming elements, accessible for neurodivergents in need. Stock variably. This habit quells static.</text:p>
      <text:p text:style-name="P1"><text:soft-page-break/><text:span text:style-name="T2"/></text:p>
      <text:p text:style-name="P4">## Cognitive Checkpoint</text:p>
      <text:p text:style-name="P1"><text:span text:style-name="T2"/></text:p>
      <text:p text:style-name="P4">Cognitive Checkpoint is a pause to verify details before acting, preventing neurodivergent errors. Ask key questions. This habit ensures accuracy.</text:p>
      <text:p text:style-name="P1"><text:span text:style-name="T2"/></text:p>
      <text:p text:style-name="P4">## Context Switch Tax</text:p>
      <text:p text:style-name="P1"><text:span text:style-name="T2"/></text:p>
      <text:p text:style-name="P4">Context Switch Tax is the energy cost of task jumps, higher for neurodivergents. Minimize with buffers. This awareness habit conserves resources.</text:p>
      <text:p text:style-name="P1"><text:span text:style-name="T2"/></text:p>
      <text:p text:style-name="P4">## Divergent Debrief</text:p>
      <text:p text:style-name="P1"><text:span text:style-name="T2"/></text:p>
      <text:p text:style-name="P4">Divergent Debrief reflects on project learnings from your unique brain, capturing neurodivergent wisdom. Journal post-task. This habit accelerates growth.</text:p>
      <text:p text:style-name="P1"><text:span text:style-name="T2"/></text:p>
      <text:p text:style-name="P4">## Dopamine Diet</text:p>
      <text:p text:style-name="P1"><text:span text:style-name="T2"/></text:p>
      <text:p text:style-name="P4">Dopamine Diet designs days with steady delights, sustaining neurodivergent motivation. Balance sources. This habit prevents crashes.</text:p>
      <text:p text:style-name="P1"><text:span text:style-name="T2"/></text:p>
      <text:p text:style-name="P4">## Focus Flux</text:p>
      <text:p text:style-name="P1"><text:span text:style-name="T2"/></text:p>
      <text:p text:style-name="P4">Focus Flux embraces attention's natural variations, planning around them for neurodivergents. Adapt flexibly. This habit reduces frustration.</text:p>
      <text:p text:style-name="P1"><text:span text:style-name="T2"/></text:p>
      <text:p text:style-name="P4">![Divergent Debrief Illustration: A neurodivergent figure journaling insights from a project, with thought bubbles showing unique brain patterns and lesson icons emerging](Image ID: generated-divergent-debrief)</text:p>
      <text:p text:style-name="P1"><text:span text:style-name="T2"/></text:p>
      <text:p text:style-name="P4">## Glimmer Log</text:p>
      <text:p text:style-name="P1"><text:span text:style-name="T2"/></text:p>
      <text:p text:style-name="P4">Glimmer Log records small joys, reminding neurodivergents of their inner spark. Note daily. This habit cultivates positivity.</text:p>
      <text:p text:style-name="P1"><text:span text:style-name="T2"/></text:p>
      <text:p text:style-name="P4">## Hyperfocus Haven</text:p>
      <text:p text:style-name="P1"><text:span text:style-name="T2"/></text:p>
      <text:p text:style-name="P4">Hyperfocus Haven is a bounded space celebrating deep immersion for neurodivergents. Use timers. This habit harnesses intensity.</text:p>
      <text:p text:style-name="P1"><text:soft-page-break/><text:span text:style-name="T2"/></text:p>
      <text:p text:style-name="P4">## Idea Greenhouse</text:p>
      <text:p text:style-name="P1"><text:span text:style-name="T2"/></text:p>
      <text:p text:style-name="P4">Idea Greenhouse nurtures early concepts privately, ideal for neurodivergents. Provide warmth and time. This habit grows innovations.</text:p>
      <text:p text:style-name="P1"><text:span text:style-name="T2"/></text:p>
      <text:p text:style-name="P4">## Inbox Zero-ish</text:p>
      <text:p text:style-name="P1"><text:span text:style-name="T2"/></text:p>
      <text:p text:style-name="P4">Inbox Zero-ish is a forgiving state of handled essentials, kind to neurodivergents. Triage regularly. This habit reduces anxiety.</text:p>
      <text:p text:style-name="P1"><text:span text:style-name="T2"/></text:p>
      <text:p text:style-name="P4">## Inspiration Ping</text:p>
      <text:p text:style-name="P1"><text:span text:style-name="T2"/></text:p>
      <text:p text:style-name="P4">Inspiration Ping is the brain's alert for new possibilities, prompting neurodivergents to capture. Respond promptly. This habit seizes opportunities.</text:p>
      <text:p text:style-name="P1"><text:span text:style-name="T2"/></text:p>
      <text:p text:style-name="P4">## Learning Loop</text:p>
      <text:p text:style-name="P1"><text:span text:style-name="T2"/></text:p>
      <text:p text:style-name="P4">Learning Loop reflects, extracts, and iterates on experiences, building neurodivergent wisdom. Cycle consistently. This habit drives evolution.</text:p>
      <text:p text:style-name="P1"><text:span text:style-name="T2"/></text:p>
      <text:p text:style-name="P4">## Micro Win Parade</text:p>
      <text:p text:style-name="P1"><text:span text:style-name="T2"/></text:p>
      <text:p text:style-name="P4">Micro Win Parade celebrates tiny victories, training neurodivergent brains to notice progress. Parade often. This habit boosts morale.</text:p>
      <text:p text:style-name="P1"><text:span text:style-name="T2"/></text:p>
      <text:p text:style-name="P4">## Mindful Momentum</text:p>
      <text:p text:style-name="P1"><text:span text:style-name="T2"/></text:p>
      <text:p text:style-name="P4">Mindful Momentum advances with energy awareness, avoiding autopilot for neurodivergents. Check in mindfully. This habit sustains pace.</text:p>
      <text:p text:style-name="P1"><text:span text:style-name="T2"/></text:p>
      <text:p text:style-name="P4">![Hyperfocus Haven Illustration: A serene haven bubble with a hyperfocused neurodivergent inside, surrounded by timers and immersive elements like books and tools](Image ID: generated-hyperfocus-haven)</text:p>
      <text:p text:style-name="P1"><text:span text:style-name="T2"/></text:p>
      <text:p text:style-name="P4">## Motivation Reservoir</text:p>
      <text:p text:style-name="P1"><text:span text:style-name="T2"/></text:p>
      <text:p text:style-name="P4">Motivation Reservoir is a collection of inspirations for low days, replenishing neurodivergents. Draw and refill. This habit <text:soft-page-break/>maintains drive.</text:p>
      <text:p text:style-name="P1"><text:span text:style-name="T2"/></text:p>
      <text:p text:style-name="P4">## Outcome Orbit</text:p>
      <text:p text:style-name="P1"><text:span text:style-name="T2"/></text:p>
      <text:p text:style-name="P4">Outcome Orbit focuses on results while allowing flexible paths, suiting neurodivergents. Circle back often. This habit ensures direction.</text:p>
      <text:p text:style-name="P1"><text:span text:style-name="T2"/></text:p>
      <text:p text:style-name="P4">## Permission Pulse</text:p>
      <text:p text:style-name="P1"><text:span text:style-name="T2"/></text:p>
      <text:p text:style-name="P4">Permission Pulse is a self-grant of grace to rest or experiment, vital for neurodivergents. Pulse regularly. This habit embraces uniqueness.</text:p>
      <text:p text:style-name="P1"><text:span text:style-name="T2"/></text:p>
      <text:p text:style-name="P4">## Planning Playground</text:p>
      <text:p text:style-name="P1"><text:span text:style-name="T2"/></text:p>
      <text:p text:style-name="P4">Planning Playground treats mapping as play, reducing neurodivergent pressure. Explore without commitment. This habit sparks joy in strategy.</text:p>
      <text:p text:style-name="P1"><text:span text:style-name="T2"/></text:p>
      <text:p text:style-name="P4">## Post-It Panorama</text:p>
      <text:p text:style-name="P1"><text:span text:style-name="T2"/></text:p>
      <text:p text:style-name="P4">Post-It Panorama visualizes ideas spatially with notes, aiding neurodivergent synthesis. Arrange mural-style. This habit clarifies connections.</text:p>
      <text:p text:style-name="P1"><text:span text:style-name="T2"/></text:p>
      <text:p text:style-name="P4">## Priority Mosaic</text:p>
      <text:p text:style-name="P1"><text:span text:style-name="T2"/></text:p>
      <text:p text:style-name="P4">Priority Mosaic assembles tasks into a sensible picture, colorful for neurodivergents. Piece together. This habit organizes weeks.</text:p>
      <text:p text:style-name="P1"><text:span text:style-name="T2"/></text:p>
      <text:p text:style-name="P4">## Rest Reboot</text:p>
      <text:p text:style-name="P1"><text:span text:style-name="T2"/></text:p>
      <text:p text:style-name="P4">Rest Reboot is a pause restoring clarity, essential for neurodivergents. Choose effective forms. This habit renews energy.</text:p>
      <text:p text:style-name="P1"><text:span text:style-name="T2"/></text:p>
      <text:p text:style-name="P4">## Sensory Scaffolding</text:p>
      <text:p text:style-name="P1"><text:span text:style-name="T2"/></text:p>
      <text:p text:style-name="P4">Sensory Scaffolding builds supports for balance in unpredictable settings, supporting neurodivergents. Layer adaptively. This habit maintains equilibrium.</text:p>
      <text:p text:style-name="P1"><text:span text:style-name="T2"/></text:p>
      <text:p text:style-name="P4">![Motivation Reservoir Illustration: A reservoir filled with motivational items like quotes and playlists, with a <text:soft-page-break/>neurodivergent character drawing from it on a low-energy day](Image ID: generated-motivation-reservoir)</text:p>
      <text:p text:style-name="P1"><text:span text:style-name="T2"/></text:p>
      <text:p text:style-name="P4">## Spark Catalog</text:p>
      <text:p text:style-name="P1"><text:span text:style-name="T2"/></text:p>
      <text:p text:style-name="P4">Spark Catalog archives past inspirations for neurodivergents to revisit. Organize thematically. This habit recycles creativity.</text:p>
      <text:p text:style-name="P1"><text:span text:style-name="T2"/></text:p>
      <text:p text:style-name="P4">## Task Alchemy</text:p>
      <text:p text:style-name="P1"><text:span text:style-name="T2"/></text:p>
      <text:p text:style-name="P4">Task Alchemy pairs mundane work with enhancers, transforming it for neurodivergents. Experiment with pairings. This habit elevates routines.</text:p>
      <text:p text:style-name="P1"><text:span text:style-name="T2"/></text:p>
      <text:p text:style-name="P4">## Thought Constellation</text:p>
      <text:p text:style-name="P1"><text:span text:style-name="T2"/></text:p>
      <text:p text:style-name="P4">Thought Constellation maps interconnected ideas, helping neurodivergents choose directions. Connect dots. This habit reveals patterns.</text:p>
      <text:p text:style-name="P1"><text:span text:style-name="T2"/></text:p>
      <text:p text:style-name="P4">## Time Boxing Bonfire</text:p>
      <text:p text:style-name="P1"><text:span text:style-name="T2"/></text:p>
      <text:p text:style-name="P4">Time Boxing Bonfire turns deadlines into energizing events, celebratory for neurodivergents. Countdown with flair. This habit motivates.</text:p>
      <text:p text:style-name="P1"><text:span text:style-name="T2"/></text:p>
      <text:p text:style-name="P4">## Underwhelm Mode</text:p>
      <text:p text:style-name="P1"><text:span text:style-name="T2"/></text:p>
      <text:p text:style-name="P4">Underwhelm Mode dials down stimuli for reset, beneficial for overstimulated neurodivergents. Activate intentionally. This habit restores peace.</text:p>
      <text:p text:style-name="P1"><text:span text:style-name="T2"/></text:p>
      <text:p text:style-name="P4">## Zephyr Break</text:p>
      <text:p text:style-name="P1"><text:span text:style-name="T2"/></text:p>
      <text:p text:style-name="P4">Zephyr Break is a light pause with fresh air or stretch, clearing mental fog for neurodivergents. Breathe deeply. This habit refreshes.</text:p>
      <text:p text:style-name="P1"><text:span text:style-name="T2"/></text:p>
      <text:p text:style-name="P4">## Zero Draft</text:p>
      <text:p text:style-name="P1"><text:span text:style-name="T2"/></text:p>
      <text:p text:style-name="P4">Zero Draft is the unjudged first version, allowing neurodivergents to create freely. Polish later. This habit overcomes perfectionism.</text:p>
      <text:p text:style-name="P1"><text:span text:style-name="T2"/></text:p>
      <text:p text:style-name="P4">![Thought Constellation Illustration: A starry constellation of <text:soft-page-break/>connected thought bubbles, with a neurodivergent explorer mapping them in a cosmic, idea-filled space](Image ID: generated-thought-constel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document-statistic meta:table-count="0" meta:image-count="0" meta:object-count="0" meta:page-count="16" meta:paragraph-count="197" meta:word-count="3014" meta:character-count="22019" meta:non-whitespace-character-count="19202"/>
  </office:meta>
</office:document-meta>
</file>